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075in"/>
    </style:style>
    <style:style style:name="co2" style:family="table-column">
      <style:table-column-properties fo:break-before="auto" style:column-width="1.5898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51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rial_1_best_model_batch3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average</text:p>
          </table:table-cell>
          <table:table-cell table:style-name="ce1" table:formula="of:=AVERAGE([.B3:.B32])" office:value-type="float" office:value="0.0150754281199732" calcext:value-type="float">
            <text:p>0.0150754281199732</text:p>
          </table:table-cell>
          <table:table-cell table:style-name="ce1" table:formula="of:=AVERAGE([.C3:.C32])" office:value-type="float" office:value="0.953406778971354" calcext:value-type="float">
            <text:p>0.953406778971354</text:p>
          </table:table-cell>
          <table:table-cell table:style-name="ce1" table:formula="of:=AVERAGE([.D3:.D32])" office:value-type="float" office:value="0.154895096371754" calcext:value-type="float">
            <text:p>0.154895096371754</text:p>
          </table:table-cell>
          <table:table-cell table:style-name="ce1" table:formula="of:=AVERAGE([.E3:.E32])" office:value-type="float" office:value="0.0168431132612314" calcext:value-type="float">
            <text:p>0.0168431132612314</text:p>
          </table:table-cell>
          <table:table-cell table:style-name="ce1" table:formula="of:=AVERAGE([.F3:.F32])" office:value-type="float" office:value="0.0286251281826542" calcext:value-type="float">
            <text:p>0.0286251281826542</text:p>
          </table:table-cell>
        </table:table-row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IoU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</table:table-row>
        <table:table-row table:style-name="ro1">
          <table:table-cell office:value-type="string" calcext:value-type="string">
            <text:p>20023150_patch_14.csv</text:p>
          </table:table-cell>
          <table:table-cell office:value-type="float" office:value="0.0248019737696403" calcext:value-type="float">
            <text:p>0.0248019737696403</text:p>
          </table:table-cell>
          <table:table-cell office:value-type="float" office:value="0.914054870605469" calcext:value-type="float">
            <text:p>0.914054870605469</text:p>
          </table:table-cell>
          <table:table-cell office:value-type="float" office:value="0.234643734643735" calcext:value-type="float">
            <text:p>0.234643734643735</text:p>
          </table:table-cell>
          <table:table-cell office:value-type="float" office:value="0.0269850240180842" calcext:value-type="float">
            <text:p>0.0269850240180842</text:p>
          </table:table-cell>
          <table:table-cell office:value-type="float" office:value="0.0484034465281298" calcext:value-type="float">
            <text:p>0.0484034465281298</text:p>
          </table:table-cell>
        </table:table-row>
        <table:table-row table:style-name="ro1">
          <table:table-cell office:value-type="string" calcext:value-type="string">
            <text:p>20023150_patch_6.csv</text:p>
          </table:table-cell>
          <table:table-cell office:value-type="float" office:value="0.00435896455473559" calcext:value-type="float">
            <text:p>0.00435896455473559</text:p>
          </table:table-cell>
          <table:table-cell office:value-type="float" office:value="0.900669097900391" calcext:value-type="float">
            <text:p>0.900669097900391</text:p>
          </table:table-cell>
          <table:table-cell office:value-type="float" office:value="0.274698795180723" calcext:value-type="float">
            <text:p>0.274698795180723</text:p>
          </table:table-cell>
          <table:table-cell office:value-type="float" office:value="0.00440971684976017" calcext:value-type="float">
            <text:p>0.00440971684976017</text:p>
          </table:table-cell>
          <table:table-cell office:value-type="float" office:value="0.00868009289222218" calcext:value-type="float">
            <text:p>0.00868009289222218</text:p>
          </table:table-cell>
        </table:table-row>
        <table:table-row table:style-name="ro1">
          <table:table-cell office:value-type="string" calcext:value-type="string">
            <text:p>19983102_patch_49.csv</text:p>
          </table:table-cell>
          <table:table-cell office:value-type="float" office:value="0" calcext:value-type="float">
            <text:p>0</text:p>
          </table:table-cell>
          <table:table-cell office:value-type="float" office:value="0.981639862060547" calcext:value-type="float">
            <text:p>0.9816398620605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106.csv</text:p>
          </table:table-cell>
          <table:table-cell office:value-type="float" office:value="0" calcext:value-type="float">
            <text:p>0</text:p>
          </table:table-cell>
          <table:table-cell office:value-type="float" office:value="0.940902709960938" calcext:value-type="float">
            <text:p>0.9409027099609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10_patch_12.csv</text:p>
          </table:table-cell>
          <table:table-cell office:value-type="float" office:value="0.105669871506874" calcext:value-type="float">
            <text:p>0.105669871506874</text:p>
          </table:table-cell>
          <table:table-cell office:value-type="float" office:value="0.962032318115234" calcext:value-type="float">
            <text:p>0.962032318115234</text:p>
          </table:table-cell>
          <table:table-cell office:value-type="float" office:value="0.365330848089469" calcext:value-type="float">
            <text:p>0.365330848089469</text:p>
          </table:table-cell>
          <table:table-cell office:value-type="float" office:value="0.129429892141757" calcext:value-type="float">
            <text:p>0.129429892141757</text:p>
          </table:table-cell>
          <table:table-cell office:value-type="float" office:value="0.191141812271434" calcext:value-type="float">
            <text:p>0.191141812271434</text:p>
          </table:table-cell>
        </table:table-row>
        <table:table-row table:style-name="ro1">
          <table:table-cell office:value-type="string" calcext:value-type="string">
            <text:p>19993132_patch_99.csv</text:p>
          </table:table-cell>
          <table:table-cell office:value-type="float" office:value="0.0679697200304402" calcext:value-type="float">
            <text:p>0.0679697200304402</text:p>
          </table:table-cell>
          <table:table-cell office:value-type="float" office:value="0.911231994628906" calcext:value-type="float">
            <text:p>0.911231994628906</text:p>
          </table:table-cell>
          <table:table-cell office:value-type="float" office:value="0.5736984448952" calcext:value-type="float">
            <text:p>0.5736984448952</text:p>
          </table:table-cell>
          <table:table-cell office:value-type="float" office:value="0.0715852526786468" calcext:value-type="float">
            <text:p>0.0715852526786468</text:p>
          </table:table-cell>
          <table:table-cell office:value-type="float" office:value="0.127287728772877" calcext:value-type="float">
            <text:p>0.127287728772877</text:p>
          </table:table-cell>
        </table:table-row>
        <table:table-row table:style-name="ro1">
          <table:table-cell office:value-type="string" calcext:value-type="string">
            <text:p>20023150_patch_141.csv</text:p>
          </table:table-cell>
          <table:table-cell office:value-type="float" office:value="0.0352269120913996" calcext:value-type="float">
            <text:p>0.0352269120913996</text:p>
          </table:table-cell>
          <table:table-cell office:value-type="float" office:value="0.8956298828125" calcext:value-type="float">
            <text:p>0.8956298828125</text:p>
          </table:table-cell>
          <table:table-cell office:value-type="float" office:value="0.288478198094138" calcext:value-type="float">
            <text:p>0.288478198094138</text:p>
          </table:table-cell>
          <table:table-cell office:value-type="float" office:value="0.0385788762309326" calcext:value-type="float">
            <text:p>0.0385788762309326</text:p>
          </table:table-cell>
          <table:table-cell office:value-type="float" office:value="0.0680564071122011" calcext:value-type="float">
            <text:p>0.0680564071122011</text:p>
          </table:table-cell>
        </table:table-row>
        <table:table-row table:style-name="ro1">
          <table:table-cell office:value-type="string" calcext:value-type="string">
            <text:p>19993132_patch_62.csv</text:p>
          </table:table-cell>
          <table:table-cell office:value-type="float" office:value="0.0170206909207689" calcext:value-type="float">
            <text:p>0.0170206909207689</text:p>
          </table:table-cell>
          <table:table-cell office:value-type="float" office:value="0.918266296386719" calcext:value-type="float">
            <text:p>0.918266296386719</text:p>
          </table:table-cell>
          <table:table-cell office:value-type="float" office:value="0.236758136566688" calcext:value-type="float">
            <text:p>0.236758136566688</text:p>
          </table:table-cell>
          <table:table-cell office:value-type="float" office:value="0.018008834522596" calcext:value-type="float">
            <text:p>0.018008834522596</text:p>
          </table:table-cell>
          <table:table-cell office:value-type="float" office:value="0.0334716708769397" calcext:value-type="float">
            <text:p>0.0334716708769397</text:p>
          </table:table-cell>
        </table:table-row>
        <table:table-row table:style-name="ro1">
          <table:table-cell office:value-type="string" calcext:value-type="string">
            <text:p>19993109_patch_7.csv</text:p>
          </table:table-cell>
          <table:table-cell office:value-type="float" office:value="0.00277469478357381" calcext:value-type="float">
            <text:p>0.00277469478357381</text:p>
          </table:table-cell>
          <table:table-cell office:value-type="float" office:value="0.993144989013672" calcext:value-type="float">
            <text:p>0.993144989013672</text:p>
          </table:table-cell>
          <table:table-cell office:value-type="float" office:value="0.0490196078431373" calcext:value-type="float">
            <text:p>0.0490196078431373</text:p>
          </table:table-cell>
          <table:table-cell office:value-type="float" office:value="0.00293255131964809" calcext:value-type="float">
            <text:p>0.00293255131964809</text:p>
          </table:table-cell>
          <table:table-cell office:value-type="float" office:value="0.00553403431101273" calcext:value-type="float">
            <text:p>0.00553403431101273</text:p>
          </table:table-cell>
        </table:table-row>
        <table:table-row table:style-name="ro1">
          <table:table-cell office:value-type="string" calcext:value-type="string">
            <text:p>20023150_patch_148.csv</text:p>
          </table:table-cell>
          <table:table-cell office:value-type="float" office:value="0.0104748603351955" calcext:value-type="float">
            <text:p>0.0104748603351955</text:p>
          </table:table-cell>
          <table:table-cell office:value-type="float" office:value="0.929729461669922" calcext:value-type="float">
            <text:p>0.929729461669922</text:p>
          </table:table-cell>
          <table:table-cell office:value-type="float" office:value="0.266393442622951" calcext:value-type="float">
            <text:p>0.266393442622951</text:p>
          </table:table-cell>
          <table:table-cell office:value-type="float" office:value="0.0107859948005974" calcext:value-type="float">
            <text:p>0.0107859948005974</text:p>
          </table:table-cell>
          <table:table-cell office:value-type="float" office:value="0.0207325501036628" calcext:value-type="float">
            <text:p>0.0207325501036628</text:p>
          </table:table-cell>
        </table:table-row>
        <table:table-row table:style-name="ro1">
          <table:table-cell office:value-type="string" calcext:value-type="string">
            <text:p>19993132_patch_56.csv</text:p>
          </table:table-cell>
          <table:table-cell office:value-type="float" office:value="0" calcext:value-type="float">
            <text:p>0</text:p>
          </table:table-cell>
          <table:table-cell office:value-type="float" office:value="0.994377136230469" calcext:value-type="float">
            <text:p>0.9943771362304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76.csv</text:p>
          </table:table-cell>
          <table:table-cell office:value-type="float" office:value="0.00226953420512266" calcext:value-type="float">
            <text:p>0.00226953420512266</text:p>
          </table:table-cell>
          <table:table-cell office:value-type="float" office:value="0.9295654296875" calcext:value-type="float">
            <text:p>0.9295654296875</text:p>
          </table:table-cell>
          <table:table-cell office:value-type="float" office:value="0.371681415929204" calcext:value-type="float">
            <text:p>0.371681415929204</text:p>
          </table:table-cell>
          <table:table-cell office:value-type="float" office:value="0.00227827502034174" calcext:value-type="float">
            <text:p>0.00227827502034174</text:p>
          </table:table-cell>
          <table:table-cell office:value-type="float" office:value="0.00452879016605564" calcext:value-type="float">
            <text:p>0.00452879016605564</text:p>
          </table:table-cell>
        </table:table-row>
        <table:table-row table:style-name="ro1">
          <table:table-cell office:value-type="string" calcext:value-type="string">
            <text:p>19993110_patch_14.csv</text:p>
          </table:table-cell>
          <table:table-cell office:value-type="float" office:value="0" calcext:value-type="float">
            <text:p>0</text:p>
          </table:table-cell>
          <table:table-cell office:value-type="float" office:value="0.997467041015625" calcext:value-type="float">
            <text:p>0.9974670410156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3122_patch_36.csv</text:p>
          </table:table-cell>
          <table:table-cell office:value-type="float" office:value="0.0011333585190782" calcext:value-type="float">
            <text:p>0.0011333585190782</text:p>
          </table:table-cell>
          <table:table-cell office:value-type="float" office:value="0.979827880859375" calcext:value-type="float">
            <text:p>0.979827880859375</text:p>
          </table:table-cell>
          <table:table-cell office:value-type="float" office:value="0.00508474576271186" calcext:value-type="float">
            <text:p>0.00508474576271186</text:p>
          </table:table-cell>
          <table:table-cell office:value-type="float" office:value="0.00145631067961165" calcext:value-type="float">
            <text:p>0.00145631067961165</text:p>
          </table:table-cell>
          <table:table-cell office:value-type="float" office:value="0.00226415094339623" calcext:value-type="float">
            <text:p>0.00226415094339623</text:p>
          </table:table-cell>
        </table:table-row>
        <table:table-row table:style-name="ro1">
          <table:table-cell office:value-type="string" calcext:value-type="string">
            <text:p>20023150_patch_86.csv</text:p>
          </table:table-cell>
          <table:table-cell office:value-type="float" office:value="0.00599323668262631" calcext:value-type="float">
            <text:p>0.00599323668262631</text:p>
          </table:table-cell>
          <table:table-cell office:value-type="float" office:value="0.886749267578125" calcext:value-type="float">
            <text:p>0.886749267578125</text:p>
          </table:table-cell>
          <table:table-cell office:value-type="float" office:value="0.220987654320988" calcext:value-type="float">
            <text:p>0.220987654320988</text:p>
          </table:table-cell>
          <table:table-cell office:value-type="float" office:value="0.00612258858941032" calcext:value-type="float">
            <text:p>0.00612258858941032</text:p>
          </table:table-cell>
          <table:table-cell office:value-type="float" office:value="0.0119150635691939" calcext:value-type="float">
            <text:p>0.0119150635691939</text:p>
          </table:table-cell>
        </table:table-row>
        <table:table-row table:style-name="ro1">
          <table:table-cell office:value-type="string" calcext:value-type="string">
            <text:p>19993109_patch_13.csv</text:p>
          </table:table-cell>
          <table:table-cell office:value-type="float" office:value="0.0144341801385681" calcext:value-type="float">
            <text:p>0.0144341801385681</text:p>
          </table:table-cell>
          <table:table-cell office:value-type="float" office:value="0.986976623535156" calcext:value-type="float">
            <text:p>0.986976623535156</text:p>
          </table:table-cell>
          <table:table-cell office:value-type="float" office:value="0.364963503649635" calcext:value-type="float">
            <text:p>0.364963503649635</text:p>
          </table:table-cell>
          <table:table-cell office:value-type="float" office:value="0.0148060408646728" calcext:value-type="float">
            <text:p>0.0148060408646728</text:p>
          </table:table-cell>
          <table:table-cell office:value-type="float" office:value="0.0284575981787137" calcext:value-type="float">
            <text:p>0.0284575981787137</text:p>
          </table:table-cell>
        </table:table-row>
        <table:table-row table:style-name="ro1">
          <table:table-cell office:value-type="string" calcext:value-type="string">
            <text:p>19983102_patch_36.csv</text:p>
          </table:table-cell>
          <table:table-cell office:value-type="float" office:value="0" calcext:value-type="float">
            <text:p>0</text:p>
          </table:table-cell>
          <table:table-cell office:value-type="float" office:value="0.978420257568359" calcext:value-type="float">
            <text:p>0.9784202575683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32_patch_147.csv</text:p>
          </table:table-cell>
          <table:table-cell office:value-type="float" office:value="0.00411952103702076" calcext:value-type="float">
            <text:p>0.00411952103702076</text:p>
          </table:table-cell>
          <table:table-cell office:value-type="float" office:value="0.930835723876953" calcext:value-type="float">
            <text:p>0.930835723876953</text:p>
          </table:table-cell>
          <table:table-cell office:value-type="float" office:value="0.200534759358289" calcext:value-type="float">
            <text:p>0.200534759358289</text:p>
          </table:table-cell>
          <table:table-cell office:value-type="float" office:value="0.00418830624895292" calcext:value-type="float">
            <text:p>0.00418830624895292</text:p>
          </table:table-cell>
          <table:table-cell office:value-type="float" office:value="0.00820524041354412" calcext:value-type="float">
            <text:p>0.00820524041354412</text:p>
          </table:table-cell>
        </table:table-row>
        <table:table-row table:style-name="ro1">
          <table:table-cell office:value-type="string" calcext:value-type="string">
            <text:p>20023150_patch_32.csv</text:p>
          </table:table-cell>
          <table:table-cell office:value-type="float" office:value="0" calcext:value-type="float">
            <text:p>0</text:p>
          </table:table-cell>
          <table:table-cell office:value-type="float" office:value="0.949333190917969" calcext:value-type="float">
            <text:p>0.9493331909179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3122_patch_8.csv</text:p>
          </table:table-cell>
          <table:table-cell office:value-type="float" office:value="0.00661696178937558" calcext:value-type="float">
            <text:p>0.00661696178937558</text:p>
          </table:table-cell>
          <table:table-cell office:value-type="float" office:value="0.959339141845703" calcext:value-type="float">
            <text:p>0.959339141845703</text:p>
          </table:table-cell>
          <table:table-cell office:value-type="float" office:value="0.028698464025869" calcext:value-type="float">
            <text:p>0.028698464025869</text:p>
          </table:table-cell>
          <table:table-cell office:value-type="float" office:value="0.00852648012489492" calcext:value-type="float">
            <text:p>0.00852648012489492</text:p>
          </table:table-cell>
          <table:table-cell office:value-type="float" office:value="0.0131469308397371" calcext:value-type="float">
            <text:p>0.0131469308397371</text:p>
          </table:table-cell>
        </table:table-row>
        <table:table-row table:style-name="ro1">
          <table:table-cell office:value-type="string" calcext:value-type="string">
            <text:p>20023150_patch_134.csv</text:p>
          </table:table-cell>
          <table:table-cell office:value-type="float" office:value="0.0499164503857504" calcext:value-type="float">
            <text:p>0.0499164503857504</text:p>
          </table:table-cell>
          <table:table-cell office:value-type="float" office:value="0.898059844970703" calcext:value-type="float">
            <text:p>0.898059844970703</text:p>
          </table:table-cell>
          <table:table-cell office:value-type="float" office:value="0.351791530944625" calcext:value-type="float">
            <text:p>0.351791530944625</text:p>
          </table:table-cell>
          <table:table-cell office:value-type="float" office:value="0.0549725920125294" calcext:value-type="float">
            <text:p>0.0549725920125294</text:p>
          </table:table-cell>
          <table:table-cell office:value-type="float" office:value="0.0950865192509566" calcext:value-type="float">
            <text:p>0.0950865192509566</text:p>
          </table:table-cell>
        </table:table-row>
        <table:table-row table:style-name="ro1">
          <table:table-cell office:value-type="string" calcext:value-type="string">
            <text:p>19993110_patch_3.csv</text:p>
          </table:table-cell>
          <table:table-cell office:value-type="float" office:value="0" calcext:value-type="float">
            <text:p>0</text:p>
          </table:table-cell>
          <table:table-cell office:value-type="float" office:value="0.994213104248047" calcext:value-type="float">
            <text:p>0.9942131042480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10_patch_50.csv</text:p>
          </table:table-cell>
          <table:table-cell office:value-type="float" office:value="0" calcext:value-type="float">
            <text:p>0</text:p>
          </table:table-cell>
          <table:table-cell office:value-type="float" office:value="0.998855590820313" calcext:value-type="float">
            <text:p>0.9988555908203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32_patch_63.csv</text:p>
          </table:table-cell>
          <table:table-cell office:value-type="float" office:value="0" calcext:value-type="float">
            <text:p>0</text:p>
          </table:table-cell>
          <table:table-cell office:value-type="float" office:value="0.941169738769531" calcext:value-type="float">
            <text:p>0.9411697387695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10_patch_23.csv</text:p>
          </table:table-cell>
          <table:table-cell office:value-type="float" office:value="0.0078740157480315" calcext:value-type="float">
            <text:p>0.0078740157480315</text:p>
          </table:table-cell>
          <table:table-cell office:value-type="float" office:value="0.962509155273438" calcext:value-type="float">
            <text:p>0.962509155273438</text:p>
          </table:table-cell>
          <table:table-cell office:value-type="float" office:value="0.0393939393939394" calcext:value-type="float">
            <text:p>0.0393939393939394</text:p>
          </table:table-cell>
          <table:table-cell office:value-type="float" office:value="0.00974512743628186" calcext:value-type="float">
            <text:p>0.00974512743628186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string" calcext:value-type="string">
            <text:p>20013122_patch_60.csv</text:p>
          </table:table-cell>
          <table:table-cell office:value-type="float" office:value="0.0104166666666667" calcext:value-type="float">
            <text:p>0.0104166666666667</text:p>
          </table:table-cell>
          <table:table-cell office:value-type="float" office:value="0.988765716552734" calcext:value-type="float">
            <text:p>0.988765716552734</text:p>
          </table:table-cell>
          <table:table-cell office:value-type="float" office:value="0.0521885521885522" calcext:value-type="float">
            <text:p>0.0521885521885522</text:p>
          </table:table-cell>
          <table:table-cell office:value-type="float" office:value="0.0128470783257356" calcext:value-type="float">
            <text:p>0.0128470783257356</text:p>
          </table:table-cell>
          <table:table-cell office:value-type="float" office:value="0.0206185567010309" calcext:value-type="float">
            <text:p>0.0206185567010309</text:p>
          </table:table-cell>
        </table:table-row>
        <table:table-row table:style-name="ro1">
          <table:table-cell office:value-type="string" calcext:value-type="string">
            <text:p>19993109_patch_70.csv</text:p>
          </table:table-cell>
          <table:table-cell office:value-type="float" office:value="0.0527314112291351" calcext:value-type="float">
            <text:p>0.0527314112291351</text:p>
          </table:table-cell>
          <table:table-cell office:value-type="float" office:value="0.990474700927734" calcext:value-type="float">
            <text:p>0.990474700927734</text:p>
          </table:table-cell>
          <table:table-cell office:value-type="float" office:value="0.399425287356322" calcext:value-type="float">
            <text:p>0.399425287356322</text:p>
          </table:table-cell>
          <table:table-cell office:value-type="float" office:value="0.0572723526988051" calcext:value-type="float">
            <text:p>0.0572723526988051</text:p>
          </table:table-cell>
          <table:table-cell office:value-type="float" office:value="0.10018018018018" calcext:value-type="float">
            <text:p>0.10018018018018</text:p>
          </table:table-cell>
        </table:table-row>
        <table:table-row table:style-name="ro1">
          <table:table-cell office:value-type="string" calcext:value-type="string">
            <text:p>19993109_patch_31.csv</text:p>
          </table:table-cell>
          <table:table-cell office:value-type="float" office:value="0" calcext:value-type="float">
            <text:p>0</text:p>
          </table:table-cell>
          <table:table-cell office:value-type="float" office:value="0.997970581054688" calcext:value-type="float">
            <text:p>0.997970581054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83102_patch_35.csv</text:p>
          </table:table-cell>
          <table:table-cell office:value-type="float" office:value="0.000690369347600967" calcext:value-type="float">
            <text:p>0.000690369347600967</text:p>
          </table:table-cell>
          <table:table-cell office:value-type="float" office:value="0.988956451416016" calcext:value-type="float">
            <text:p>0.988956451416016</text:p>
          </table:table-cell>
          <table:table-cell office:value-type="float" office:value="0.018018018018018" calcext:value-type="float">
            <text:p>0.018018018018018</text:p>
          </table:table-cell>
          <table:table-cell office:value-type="float" office:value="0.000717360114777618" calcext:value-type="float">
            <text:p>0.000717360114777618</text:p>
          </table:table-cell>
          <table:table-cell office:value-type="float" office:value="0.00137978613314936" calcext:value-type="float">
            <text:p>0.00137978613314936</text:p>
          </table:table-cell>
        </table:table-row>
        <table:table-row table:style-name="ro1">
          <table:table-cell office:value-type="string" calcext:value-type="string">
            <text:p>20023150_patch_80.csv</text:p>
          </table:table-cell>
          <table:table-cell office:value-type="float" office:value="0.0277694498575926" calcext:value-type="float">
            <text:p>0.0277694498575926</text:p>
          </table:table-cell>
          <table:table-cell office:value-type="float" office:value="0.901035308837891" calcext:value-type="float">
            <text:p>0.901035308837891</text:p>
          </table:table-cell>
          <table:table-cell office:value-type="float" office:value="0.305063812268423" calcext:value-type="float">
            <text:p>0.305063812268423</text:p>
          </table:table-cell>
          <table:table-cell office:value-type="float" office:value="0.0296447431589054" calcext:value-type="float">
            <text:p>0.0296447431589054</text:p>
          </table:table-cell>
          <table:table-cell office:value-type="float" office:value="0.0540382862351869" calcext:value-type="float">
            <text:p>0.05403828623518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04T17:11:33.174938904</dc:date>
    <meta:editing-duration>PT14S</meta:editing-duration>
    <meta:editing-cycles>1</meta:editing-cycles>
    <meta:document-statistic meta:table-count="1" meta:cell-count="192" meta:object-count="0"/>
    <meta:generator>LibreOffice/7.6.7.2$Linux_X86_64 LibreOffice_project/60$Build-2</meta:generator>
  </office:meta>
</office:document-meta>
</file>